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middle" fo:padding-top="0cm" fo:padding-bottom="0cm" fo:padding-left="-0.7cm" fo:padding-right="0cm"/>
    </style:style>
    <style:style style:name="gr3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top" fo:padding-right="-0.4c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fo:padding-left="-0.4cm"/>
    </style:style>
    <style:style style:name="gr6" style:family="graphic" style:parent-style-name="objectwithoutfill">
      <style:graphic-properties draw:stroke="dash" draw:stroke-dash="Fine_20_Dashed_20__28_var_29_" svg:stroke-color="#b3b3b3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bottom" fo:padding-top="0cm" fo:padding-bottom="-0.9cm" fo:padding-left="0cm" fo:padding-right="0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bottom" fo:padding-top="0cm" fo:padding-bottom="-0.8cm" fo:padding-left="0cm" fo:padding-right="0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top" fo:padding-top="-0.9cm" fo:padding-bottom="0cm" fo:padding-left="-2.4cm" fo:padding-right="0cm"/>
    </style:style>
    <style:style style:name="gr12" style:family="graphic" style:parent-style-name="objectwithoutfill">
      <style:graphic-properties draw:stroke="dash" draw:stroke-dash="Fine_20_Dashed_20__28_var_29_" svg:stroke-color="#b3b3b3" draw:marker-end="Arrow" draw:marker-end-width="0.3cm" draw:fill="none" draw:textarea-horizontal-align="left" draw:textarea-vertical-align="bottom"/>
    </style:style>
    <style:style style:name="gr13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horizontal-align="right" draw:textarea-vertical-align="middl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top" fo:padding-top="-1cm" fo:padding-bottom="0cm" fo:padding-left="0cm" fo:padding-right="0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horizontal-align="right" draw:textarea-vertical-align="bottom" fo:padding-top="0cm" fo:padding-bottom="0cm" fo:padding-left="0cm" fo:padding-right="-2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color="#b3b3b3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color="#666666"/>
    </style:style>
    <style:style style:name="T2" style:family="text">
      <style:text-properties fo:color="#b3b3b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3.8cm" svg:height="2.4cm" svg:x="2.2cm" svg:y="2.3cm">
          <text:p text:style-name="P1">sav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cm" svg:height="2.4cm" svg:x="9.8cm" svg:y="2.3cm">
          <text:p text:style-name="P1">black h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8cm" svg:height="2.4cm" svg:x="6cm" svg:y="4.9cm">
          <text:p text:style-name="P1">simp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2.4cm" svg:x="3.5cm" svg:y="8.1cm">
          <text:p text:style-name="P1">mi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cm" svg:height="2.4cm" svg:x="8.5cm" svg:y="8.1cm">
          <text:p text:style-name="P1">buy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cm" svg:height="2.4cm" svg:x="6cm" svg:y="12.4cm"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13.6cm" svg:x2="5.4cm" svg:y2="10.5cm" draw:start-shape="id1" draw:start-glue-point="3" draw:end-shape="id2" draw:end-glue-point="8" svg:d="m6000 13600h-600v-3100" svg:viewBox="0 0 601 3101">
          <text:p text:style-name="P1">R</text:p>
        </draw:connector>
        <draw:connector draw:style-name="gr3" draw:text-style-name="P2" draw:layer="layout" draw:type="curve" svg:x1="8.5cm" svg:y1="9.3cm" svg:x2="7.9cm" svg:y2="7.3cm" draw:start-shape="id3" draw:start-glue-point="6" draw:end-shape="id4" draw:end-glue-point="8" svg:d="m8500 9300c-400 0-600-666-600-2000" svg:viewBox="0 0 601 2001">
          <text:p text:style-name="P1"><text:span text:style-name="T1">*</text:span></text:p>
        </draw:connector>
        <draw:connector draw:style-name="gr4" draw:text-style-name="P1" draw:layer="layout" draw:type="line" svg:x1="9.244cm" svg:y1="6.949cm" svg:x2="10.4cm" svg:y2="8.1cm" draw:start-shape="id4" draw:start-glue-point="9" draw:end-shape="id3" draw:end-glue-point="4" svg:d="m9244 6949 1156 1151" svg:viewBox="0 0 1157 1152">
          <text:p text:style-name="P1">c</text:p>
        </draw:connector>
        <draw:connector draw:style-name="gr5" draw:text-style-name="P1" draw:layer="layout" draw:type="line" svg:x1="5.4cm" svg:y1="8.1cm" svg:x2="6.556cm" svg:y2="6.949cm" draw:start-shape="id2" draw:start-glue-point="4" draw:end-shape="id4" draw:end-glue-point="7" svg:d="m5400 8100 1156-1151" svg:viewBox="0 0 1157 1152">
          <text:p text:style-name="P1">d</text:p>
        </draw:connector>
        <draw:connector draw:style-name="gr6" draw:text-style-name="P3" draw:layer="layout" draw:type="curve" svg:x1="8.5cm" svg:y1="9.3cm" svg:x2="9.8cm" svg:y2="13.6cm" draw:start-shape="id3" draw:start-glue-point="6" draw:end-shape="id1" draw:end-glue-point="1" svg:d="m8500 9300c-787 0-525 2151 650 2151s1437 2149 650 2149" svg:viewBox="0 0 2201 4301">
          <text:p text:style-name="P1"><text:span text:style-name="T2">**</text:span></text:p>
        </draw:connector>
        <draw:connector draw:style-name="gr7" draw:text-style-name="P1" draw:layer="layout" draw:type="line" svg:x1="8.5cm" svg:y1="9.3cm" svg:x2="7.3cm" svg:y2="9.3cm" draw:start-shape="id3" draw:start-glue-point="6" draw:end-shape="id2" draw:end-glue-point="10" svg:d="m8500 9300h-1200" svg:viewBox="0 0 1201 1">
          <text:p text:style-name="P1">F</text:p>
        </draw:connector>
        <draw:connector draw:style-name="gr8" draw:text-style-name="P1" draw:layer="layout" draw:type="curve" svg:x1="9.8cm" svg:y1="6.1cm" svg:x2="11.7cm" svg:y2="4.7cm" draw:start-shape="id4" draw:start-glue-point="10" draw:end-shape="id5" draw:end-glue-point="8" svg:d="m9800 6100c1267 0 1900-466 1900-1400" svg:viewBox="0 0 1901 1401">
          <text:p text:style-name="P1">b</text:p>
        </draw:connector>
        <draw:connector draw:style-name="gr8" draw:text-style-name="P1" draw:layer="layout" draw:type="curve" draw:line-skew="-1.473cm" svg:x1="9.244cm" svg:y1="5.251cm" svg:x2="6.556cm" svg:y2="5.251cm" draw:start-shape="id4" draw:start-glue-point="11" draw:end-shape="id4" draw:end-glue-point="5" svg:d="m9244 5251c0-3523-2688-3523-2688 0" svg:viewBox="0 0 2689 2643">
          <text:p text:style-name="P1">a</text:p>
        </draw:connector>
        <draw:connector draw:style-name="gr9" draw:text-style-name="P1" draw:layer="layout" draw:type="curve" svg:x1="4.1cm" svg:y1="4.7cm" svg:x2="6cm" svg:y2="6.1cm" draw:start-shape="id6" draw:start-glue-point="8" draw:end-shape="id4" draw:end-glue-point="6" svg:d="m4100 4700c0 934 633 1400 1900 1400" svg:viewBox="0 0 1901 1401">
          <text:p text:style-name="P1">e</text:p>
        </draw:connector>
        <draw:custom-shape draw:style-name="gr1" draw:text-style-name="P1" xml:id="id9" draw:id="id9" draw:layer="layout" svg:width="4.4cm" svg:height="4.4cm" svg:x="18.2cm" svg:y="5cm">
          <text:p text:style-name="P1">accou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5cm" svg:height="2.4cm" svg:x="23.3cm" svg:y="1.8cm">
          <text:p text:style-name="P1"><text:span text:style-name="T3">black h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3cm" svg:height="2.4cm" svg:x="23.5cm" svg:y="10.9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8cm" svg:height="2cm" svg:x="15.5cm" svg:y="10.2cm">
          <text:p text:style-name="P1">mining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0" draw:text-style-name="P1" draw:layer="layout" draw:type="curve" draw:line-skew="0.924cm" svg:x1="24.65cm" svg:y1="13.3cm" svg:x2="16.9cm" svg:y2="12.2cm" draw:start-shape="id7" draw:start-glue-point="2" draw:end-shape="id8" draw:end-glue-point="6" svg:d="m24650 13300c0 2173-7750 2723-7750-1100" svg:viewBox="0 0 7751 2804">
          <text:p text:style-name="P1">inflation</text:p>
        </draw:connector>
        <draw:connector draw:style-name="gr11" draw:text-style-name="P1" draw:layer="layout" draw:type="curve" svg:x1="16.9cm" svg:y1="10.2cm" svg:x2="18.2cm" svg:y2="7.2cm" draw:start-shape="id8" draw:start-glue-point="4" draw:end-shape="id9" svg:d="m16900 10200c0-2000 433-3000 1300-3000" svg:viewBox="0 0 1301 3001">
          <text:p text:style-name="P1">commission</text:p>
        </draw:connector>
        <draw:connector draw:style-name="gr10" draw:text-style-name="P1" draw:layer="layout" draw:type="curve" svg:x1="20.4cm" svg:y1="9.4cm" svg:x2="18.3cm" svg:y2="11.2cm" draw:start-shape="id9" draw:start-glue-point="8" draw:end-shape="id8" draw:end-glue-point="7" svg:d="m20400 9400c0 1200-700 1800-2100 1800" svg:viewBox="0 0 2101 1801">
          <text:p text:style-name="P1">fees</text:p>
        </draw:connector>
        <draw:connector draw:style-name="gr12" draw:text-style-name="P3" draw:layer="layout" draw:type="curve" svg:x1="20.4cm" svg:y1="9.4cm" svg:x2="23.5cm" svg:y2="12.1cm" draw:start-shape="id9" draw:start-glue-point="8" draw:end-shape="id7" draw:end-glue-point="3" svg:d="m20400 9400c0 1800 1033 2700 3100 2700" svg:viewBox="0 0 3101 2701">
          <text:p text:style-name="P1"><text:span text:style-name="T2">**</text:span></text:p>
        </draw:connector>
        <draw:connector draw:style-name="gr13" draw:text-style-name="P2" draw:layer="layout" draw:type="curve" draw:line-skew="0.686cm" svg:x1="20.4cm" svg:y1="9.4cm" svg:x2="21.956cm" svg:y2="8.756cm" draw:start-shape="id9" draw:start-glue-point="8" draw:end-shape="id9" draw:end-glue-point="9" svg:d="m20400 9400c0 1818 1556 2140 1556-644" svg:viewBox="0 0 1557 2051">
          <text:p text:style-name="P1"><text:span text:style-name="T1">*</text:span></text:p>
        </draw:connector>
        <draw:connector draw:style-name="gr14" draw:text-style-name="P1" draw:layer="layout" draw:type="curve" draw:line-skew="-0.623cm" svg:x1="18.844cm" svg:y1="5.644cm" svg:x2="20.4cm" svg:y2="5cm" draw:start-shape="id9" draw:start-glue-point="5" draw:end-shape="id9" svg:d="m18844 5644c0-2688 1556-2366 1556-644" svg:viewBox="0 0 1557 1979">
          <text:p text:style-name="P1">trades</text:p>
        </draw:connector>
        <draw:connector draw:style-name="gr15" draw:text-style-name="P1" draw:layer="layout" draw:type="line" svg:x1="21.956cm" svg:y1="5.644cm" svg:x2="23.666cm" svg:y2="3.849cm" draw:start-shape="id9" draw:start-glue-point="11" draw:end-shape="id10" draw:end-glue-point="7" svg:d="m21956 5644 1710-1795" svg:viewBox="0 0 1711 1796">
          <text:p text:style-name="P1">lost accounts</text:p>
        </draw:connector>
        <draw:frame draw:style-name="gr16" draw:text-style-name="P4" draw:layer="layout" svg:width="7cm" svg:height="0.645cm" svg:x="1.5cm" svg:y="18.601cm">
          <draw:text-box>
            <text:p text:style-name="P4"><text:span text:style-name="T4">Aeron Buchanan, v1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20:01:31</meta:creation-date>
    <dc:date>2014-02-28T20:42:04</dc:date>
    <meta:editing-duration>PT19H42M31S</meta:editing-duration>
    <meta:editing-cycles>3</meta:editing-cycles>
    <meta:generator>LibreOffice/4.0.2.2$Linux_X86_64 LibreOffice_project/400m0$Build-2</meta:generator>
    <meta:document-statistic meta:object-count="50"/>
  </office:meta>
</office:document-meta>
</file>